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6cfa"/>
    </style:style>
    <style:style style:name="T1" style:family="text">
      <style:text-properties officeooo:rsid="001e6c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-test</text:span></text:p>
      <text:p text:style-name="P1"><text:span text:style-name="T1">f-test</text:span></text:p>
      <text:p text:style-name="P1"><text:span text:style-name="T1">tvalues</text:span></text:p>
      <text:p text:style-name="P1"><text:span text:style-name="T1">pvalues</text:span></text:p>
      <text:p text:style-name="P1"><text:a xlink:type="simple" xlink:href="http://www.statsmodels.org/devel/generated/statsmodels.regression.linear_model.OLS.html" text:style-name="Internet_20_link" text:visited-style-name="Visited_20_Internet_20_Link">http://www.statsmodels.org/devel/generated/statsmodels.regression.linear_model.OLS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22:13:30.896000000</meta:creation-date>
    <dc:date>2019-05-19T23:59:34.913000000</dc:date>
    <meta:editing-duration>PT1H35M53S</meta:editing-duration>
    <meta:editing-cycles>1</meta:editing-cycles>
    <meta:document-statistic meta:table-count="0" meta:image-count="0" meta:object-count="0" meta:page-count="1" meta:paragraph-count="5" meta:word-count="5" meta:character-count="114" meta:non-whitespace-character-count="113"/>
    <meta:generator>LibreOffice/6.2.3.2$Windows_X86_64 LibreOffice_project/aecc05fe267cc68dde00352a451aa867b3b546ac</meta:generator>
  </office:meta>
</office:document-meta>
</file>